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6.461cm"/>
    </style:style>
    <style:style style:family="table-column" style:name="co2">
      <style:table-column-properties fo:break-before="auto" style:column-width="0.783cm"/>
    </style:style>
    <style:style style:family="table-column" style:name="co3">
      <style:table-column-properties fo:break-before="auto" style:column-width="3.545cm"/>
    </style:style>
    <style:style style:family="table-column" style:name="co4">
      <style:table-column-properties fo:break-before="auto" style:column-width="3.741cm"/>
    </style:style>
    <style:style style:family="table-column" style:name="co5">
      <style:table-column-properties fo:break-before="auto" style:column-width="3.59cm"/>
    </style:style>
    <style:style style:family="table-column" style:name="co6">
      <style:table-column-properties fo:break-before="auto" style:column-width="3.524cm"/>
    </style:style>
    <style:style style:family="table-column" style:name="co7">
      <style:table-column-properties fo:break-before="auto" style:column-width="1.739cm"/>
    </style:style>
    <style:style style:family="table-row" style:name="ro1">
      <style:table-row-properties fo:break-before="auto" style:use-optimal-row-height="false" style:row-height="0.487cm"/>
    </style:style>
    <style:style style:family="table-row" style:name="ro2">
      <style:table-row-properties fo:break-before="auto" style:use-optimal-row-height="false" style:row-height="0.466cm"/>
    </style:style>
    <style:style style:family="table-row" style:name="ro3">
      <style:table-row-properties fo:break-before="auto" style:use-optimal-row-height="false" style:row-height="0.953cm"/>
    </style:style>
    <style:style style:family="table-row" style:name="ro4">
      <style:table-row-properties fo:break-before="auto" style:use-optimal-row-height="false" style:row-height="0.466cm"/>
    </style:style>
    <style:style style:family="table" style:name="ta1" style:master-page-name="PageStyle_5f_Tabel_20_4">
      <style:table-properties style:writing-mode="lr-tb" table:display="true"/>
    </style:style>
    <style:style style:family="table-cell" style:parent-style-name="Default" style:name="ce2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9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5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/>
      <table:table table:style-name="ta1" table:name="Tabel 4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 table:number-columns-repeated="251"/>
        <table:table-column table:style-name="co7" table:default-cell-style-name="Default" table:number-columns-repeated="767"/>
        <table:table-row table:style-name="ro1">
          <table:table-cell ns41:value-type="string" table:style-name="TL Title" office:value-type="string">
            <text:p>Tabel 4: Hoofden van gezinnen en afzonderlijk levende personen zonder beroep</text:p>
          </table:table-cell>
          <table:table-cell table:style-name="ce8" table:number-columns-repeated="4"/>
          <table:table-cell table:style-name="ce20"/>
          <table:table-cell table:style-name="ce25"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2" table:style-name="TL RowProperty" table:number-columns-spanned="1" office:value-type="string">
            <text:p>Gemeenten</text:p>
          </table:table-cell>
          <table:table-cell table:style-name="ce9"/>
          <table:table-cell ns41:value-type="string" table:number-rows-spanned="1" table:style-name="TL ColHeader" table:number-columns-spanned="2" office:value-type="string">
            <text:p>MANNEN</text:p>
          </table:table-cell>
          <table:covered-table-cell table:style-name="ce15"/>
          <table:table-cell ns41:value-type="string" table:number-rows-spanned="1" table:style-name="TL ColHeader" table:number-columns-spanned="2" office:value-type="string">
            <text:p>VROUWEN</text:p>
          </table:table-cell>
          <table:covered-table-cell table:style-name="ce19"/>
          <table:table-cell table:style-name="ce9" table:number-columns-repeated="1018"/>
        </table:table-row>
        <table:table-row table:style-name="ro3">
          <table:covered-table-cell table:style-name="ce4"/>
          <table:table-cell table:style-name="ce9"/>
          <table:table-cell ns41:value-type="string" table:style-name="TL ColHeader" office:value-type="string">
            <text:p>Hoofden</text:p>
          </table:table-cell>
          <table:table-cell ns41:value-type="string" table:style-name="TL ColHeader" office:value-type="string">
            <text:p>Afzonderlijk levenden</text:p>
          </table:table-cell>
          <table:table-cell ns41:value-type="string" table:style-name="TL ColHeader" office:value-type="string">
            <text:p>Hoofden</text:p>
          </table:table-cell>
          <table:table-cell ns41:value-type="string" table:style-name="TL ColHeader" office:value-type="string">
            <text:p>Afzonderlijk levenden</text:p>
          </table:table-cell>
          <table:table-cell table:style-name="ce9"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ns41:value-type="string" table:style-name="TL RowHeader" office:value-type="string">
            <text:p>Maasstricht</text:p>
          </table:table-cell>
          <table:table-cell/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642" office:value-type="float">
            <text:p>642</text:p>
          </table:table-cell>
          <table:table-cell ns41:value-type="float" table:style-name="TL Data" office:value="306" office:value-type="float">
            <text:p>306</text:p>
          </table:table-cell>
          <table:table-cell table:number-columns-repeated="1018"/>
        </table:table-row>
        <table:table-row table:style-name="ro4">
          <table:table-cell table:style-name="TL RowHeader"/>
          <table:table-cell/>
          <table:table-cell table:formula="of:=[.C6]" ns41:value-type="float" table:style-name="TL Data" office:value-type="float" office:value="343">
            <text:p>343</text:p>
          </table:table-cell>
          <table:table-cell table:formula="of:=[.D6]" ns41:value-type="float" table:style-name="TL Data" office:value="67" office:value-type="float">
            <text:p>67</text:p>
          </table:table-cell>
          <table:table-cell table:formula="of:=[.E6]" ns41:value-type="float" table:style-name="TL Data" office:value="642" office:value-type="float">
            <text:p>642</text:p>
          </table:table-cell>
          <table:table-cell table:formula="of:=[.F6]" ns41:value-type="float" table:style-name="TL Data" office:value-type="float" office:value="306">
            <text:p>306</text:p>
          </table:table-cell>
          <table:table-cell table:number-columns-repeated="1018"/>
        </table:table-row>
        <table:table-row table:style-name="ro4">
          <table:table-cell ns41:value-type="string" table:style-name="TL RowHeader" office:value-type="string">
            <text:p>Heerlen</text:p>
          </table:table-cell>
          <table:table-cell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25" office:value-type="float">
            <text:p>25</text:p>
          </table:table-cell>
          <table:table-cell table:number-columns-repeated="1018"/>
        </table:table-row>
        <table:table-row table:style-name="ro4">
          <table:table-cell ns41:value-type="string" table:style-name="TL RowHeader" office:value-type="string">
            <text:p>Kerkrade</text:p>
          </table:table-cell>
          <table:table-cell/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43" office:value-type="float">
            <text:p>43</text:p>
          </table:table-cell>
          <table:table-cell table:number-columns-repeated="1018"/>
        </table:table-row>
        <table:table-row table:style-name="ro4">
          <table:table-cell ns41:value-type="string" table:style-name="TL RowHeader" office:value-type="string">
            <text:p>Maasbree</text:p>
          </table:table-cell>
          <table:table-cell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1" office:value-type="float">
            <text:p>21</text:p>
          </table:table-cell>
          <table:table-cell table:number-columns-repeated="1018"/>
        </table:table-row>
        <table:table-row table:style-name="ro4">
          <table:table-cell ns41:value-type="string" table:style-name="TL RowHeader" office:value-type="string">
            <text:p>Roermond</text:p>
          </table:table-cell>
          <table:table-cell/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54" office:value-type="float">
            <text:p>54</text:p>
          </table:table-cell>
          <table:table-cell table:number-columns-repeated="1018"/>
        </table:table-row>
        <table:table-row table:style-name="ro4">
          <table:table-cell ns41:value-type="string" table:style-name="TL RowHeader" office:value-type="string">
            <text:p>Sittard</text:p>
          </table:table-cell>
          <table:table-cell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36" office:value-type="float">
            <text:p>36</text:p>
          </table:table-cell>
          <table:table-cell table:number-columns-repeated="1018"/>
        </table:table-row>
        <table:table-row table:style-name="ro4">
          <table:table-cell ns41:value-type="string" table:style-name="TL RowHeader" office:value-type="string">
            <text:p>Venlo</text:p>
          </table:table-cell>
          <table:table-cell/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48" office:value-type="float">
            <text:p>48</text:p>
          </table:table-cell>
          <table:table-cell table:number-columns-repeated="1018"/>
        </table:table-row>
        <table:table-row table:style-name="ro4">
          <table:table-cell ns41:value-type="string" table:style-name="TL RowHeader" office:value-type="string">
            <text:p>Venray</text:p>
          </table:table-cell>
          <table:table-cell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21" office:value-type="float">
            <text:p>21</text:p>
          </table:table-cell>
          <table:table-cell table:number-columns-repeated="1018"/>
        </table:table-row>
        <table:table-row table:style-name="ro4">
          <table:table-cell ns41:value-type="string" table:style-name="TL RowHeader" office:value-type="string">
            <text:p>Weert</text:p>
          </table:table-cell>
          <table:table-cell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33" office:value-type="float">
            <text:p>33</text:p>
          </table:table-cell>
          <table:table-cell table:number-columns-repeated="1018"/>
        </table:table-row>
        <table:table-row table:style-name="ro4">
          <table:table-cell ns41:value-type="string" table:style-name="TL RowHeader" office:value-type="string">
            <text:p>Totaal</text:p>
          </table:table-cell>
          <table:table-cell/>
          <table:table-cell table:formula="of:=[.C8]+[.C9]+[.C10]+[.C11]+[.C12]+[.C13]+[.C14]+[.C15]" ns41:value-type="float" table:style-name="TL Data" office:value-type="float" office:value="402">
            <text:p>402</text:p>
          </table:table-cell>
          <table:table-cell table:formula="of:=[.D8]+[.D9]+[.D10]+[.D11]+[.D12]+[.D13]+[.D14]+[.D15]" ns41:value-type="float" table:style-name="TL Data" office:value="60" office:value-type="float">
            <text:p>60</text:p>
          </table:table-cell>
          <table:table-cell table:formula="of:=[.E8]+[.E9]+[.E10]+[.E11]+[.E12]+[.E13]+[.E14]+[.E15]" ns41:value-type="float" table:style-name="TL Data" office:value="881" office:value-type="float">
            <text:p>881</text:p>
          </table:table-cell>
          <table:table-cell table:formula="of:=[.F8]+[.F9]+[.F10]+[.F11]+[.F12]+[.F13]+[.F14]+[.F15]" ns41:value-type="float" table:style-name="TL Data" office:value-type="float" office:value="281">
            <text:p>281</text:p>
          </table:table-cell>
          <table:table-cell table:number-columns-repeated="1018"/>
        </table:table-row>
        <table:table-row table:style-name="ro4">
          <table:table-cell ns41:value-type="string" table:style-name="TL RowHeader" office:value-type="string">
            <text:p>Totaal overige gemeenten</text:p>
          </table:table-cell>
          <table:table-cell/>
          <table:table-cell ns41:value-type="float" table:style-name="TL Data" office:value="809" office:value-type="float">
            <text:p>809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752" office:value-type="float">
            <text:p>1752</text:p>
          </table:table-cell>
          <table:table-cell ns41:value-type="float" table:style-name="TL Data" office:value="594" office:value-type="float">
            <text:p>594</text:p>
          </table:table-cell>
          <table:table-cell table:number-columns-repeated="1018"/>
        </table:table-row>
        <table:table-row table:style-name="ro1">
          <table:table-cell ns41:value-type="string" table:style-name="TL RowHeader" office:value-type="string">
            <text:p>Algemeen totaal</text:p>
          </table:table-cell>
          <table:table-cell/>
          <table:table-cell table:formula="of:=[.C17]+[.C16]+[.C7]" ns41:value-type="float" table:style-name="TL Data" office:value-type="float" office:value="1554">
            <text:p>1554</text:p>
          </table:table-cell>
          <table:table-cell table:formula="of:=[.D17]+[.D16]+[.D7]" ns41:value-type="float" table:style-name="TL Data" office:value-type="float" office:value="307">
            <text:p>307</text:p>
          </table:table-cell>
          <table:table-cell table:formula="of:=[.E17]+[.E16]+[.E7]" ns41:value-type="float" table:style-name="TL Data" office:value-type="float" office:value="3275">
            <text:p>3275</text:p>
          </table:table-cell>
          <table:table-cell table:formula="of:=[.F17]+[.F16]+[.F7]" ns41:value-type="float" table:style-name="TL Data" office:value-type="float" office:value="1181">
            <text:p>1181</text:p>
          </table:table-cell>
          <table:table-cell table:number-columns-repeated="1018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$</number:text>
      <number:number number:grouping="true" number:decimal-places="0" number:min-integer-digits="1"/>
      <number:text/>
    </number:number-style>
    <number:number-style style:name="N132">
      <number:text>($</number:text>
      <number:number number:grouping="true" number:decimal-places="0" number:min-integer-digits="1"/>
      <number:text>)</number:text>
      <style:map style:condition="value()&gt;=0" style:apply-style-name="N132P0"/>
    </number:number-style>
    <number:number-style style:volatile="true" style:name="N133P0">
      <number:text>$</number:text>
      <number:number number:grouping="true" number:decimal-places="0" number:min-integer-digits="1"/>
      <number:text/>
    </number:number-style>
    <number:number-style style:name="N13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33P0"/>
    </number:number-style>
    <number:number-style style:volatile="true" style:name="N134P0">
      <number:text>$</number:text>
      <number:number number:grouping="true" number:decimal-places="2" number:min-integer-digits="1"/>
      <number:text/>
    </number:number-style>
    <number:number-style style:name="N134">
      <number:text>($</number:text>
      <number:number number:grouping="true" number:decimal-places="2" number:min-integer-digits="1"/>
      <number:text>)</number:text>
      <style:map style:condition="value()&gt;=0" style:apply-style-name="N134P0"/>
    </number:number-style>
    <number:number-style style:volatile="true" style:name="N135P0">
      <number:text>$</number:text>
      <number:number number:grouping="true" number:decimal-places="2" number:min-integer-digits="1"/>
      <number:text/>
    </number:number-style>
    <number:number-style style:name="N135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35P0"/>
    </number:number-style>
    <number:number-style style:volatile="true" style:name="N136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36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6P2">
      <number:text> $</number:text>
      <ns42:fill-character/>
      <number:text>- </number:text>
    </number:number-style>
    <number:text-style style:name="N136">
      <number:text/>
      <number:text-content/>
      <number:text/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volatile="true" style:name="N137P0">
      <number:text/>
      <ns42:fill-character/>
      <number:number number:grouping="true" number:decimal-places="0" number:min-integer-digits="1"/>
      <number:text/>
    </number:number-style>
    <number:number-style style:volatile="true" style:name="N137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7P2">
      <number:text/>
      <ns42:fill-character/>
      <number:text>- </number:text>
    </number:number-style>
    <number:text-style style:name="N137">
      <number:text/>
      <number:text-content/>
      <number:text/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volatile="true" style:name="N138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38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8P2">
      <number:text> $</number:text>
      <ns42:fill-character/>
      <number:text>-</number:text>
      <number:number number:decimal-places="0" number:min-integer-digits="0"/>
      <number:text/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/>
      <ns42:fill-character/>
      <number:number number:grouping="true" number:decimal-places="2" number:min-integer-digits="1"/>
      <number:text/>
    </number:number-style>
    <number:number-style style:volatile="true" style:name="N139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9P2">
      <number:text/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number number:decimal-places="1" number:min-integer-digits="1"/>
      <number:text>-</number:text>
    </number:number-style>
    <number:number-style style:volatile="true" style:name="N140P1">
      <number:text/>
    </number:number-style>
    <number:text-style style:name="N140">
      <number:text-content/>
      <style:map style:condition="value()&gt;0" style:apply-style-name="N140P0"/>
      <style:map style:condition="value()&lt;0" style:apply-style-name="N140P1"/>
    </number:text-style>
    <number:number-style style:volatile="true" style:name="N141P0">
      <number:number number:decimal-places="0" number:min-integer-digits="1"/>
    </number:number-style>
    <number:number-style style:volatile="true" style:name="N141P1">
      <number:text>-</number:text>
      <number:number number:decimal-places="0" number:min-integer-digits="1"/>
    </number:number-style>
    <number:number-style style:volatile="true" style:name="N141P2">
      <number:text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4" style:page-layout-name="Mpm3" style:display-name="PageStyle_Tabel 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JP 174</meta:initial-creator>
    <meta:creation-date>2003-08-22T10:30:52</meta:creation-date>
    <dc:creator>Yamit</dc:creator>
    <dc:date>2004-11-02T11:04:35</dc:date>
    <meta:print-date>2004-01-22T22:12:01</meta:print-date>
    <meta:document-statistic meta:object-count="0" meta:cell-count="72" meta:table-count="1"/>
    <meta:generator>ODFPY/1.3.0dev</meta:generator>
  </office:meta>
</office:document-meta>
</file>